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eComponentAnnotationProcessor.CreateComponentAnnotationProcessor( Set &lt; AnnotationTypeDeclaration &gt; atds , AnnotationProcessor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reateComponentAnnotationProcessor.proce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